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ysql&gt; show databases;</text:p>
      <text:p text:style-name="Standard">+--------------------+</text:p>
      <text:p text:style-name="Standard">| Database <text:s text:c="10"/>|</text:p>
      <text:p text:style-name="Standard">+--------------------+</text:p>
      <text:p text:style-name="Standard">| ACCOMODATION <text:s text:c="6"/>|</text:p>
      <text:p text:style-name="Standard">| College <text:s text:c="11"/>|</text:p>
      <text:p text:style-name="Standard">| EMP <text:s text:c="15"/>|</text:p>
      <text:p text:style-name="Standard">| college <text:s text:c="11"/>|</text:p>
      <text:p text:style-name="Standard">| company <text:s text:c="11"/>|</text:p>
      <text:p text:style-name="Standard">| information_schema |</text:p>
      <text:p text:style-name="Standard">| labs <text:s text:c="14"/>|</text:p>
      <text:p text:style-name="Standard">| mysql <text:s text:c="13"/>|</text:p>
      <text:p text:style-name="Standard">| performance_schema |</text:p>
      <text:p text:style-name="Standard">| sys <text:s text:c="15"/>|</text:p>
      <text:p text:style-name="Standard">+--------------------+</text:p>
      <text:p text:style-name="Standard">10 rows in set (0.01 sec)</text:p>
      <text:p text:style-name="Standard"/>
      <text:p text:style-name="Standard">mysql&gt; use company;</text:p>
      <text:p text:style-name="Standard">Reading table information for completion of table and column names</text:p>
      <text:p text:style-name="Standard">You can turn off this feature to get a quicker startup with -A</text:p>
      <text:p text:style-name="Standard"/>
      <text:p text:style-name="Standard">Database changed</text:p>
      <text:p text:style-name="Standard">mysql&gt; SELECT * FROM emp;</text:p>
      <text:p text:style-name="Standard">ERROR 1146 (42S02): Table 'company.emp' doesn't exist</text:p>
      <text:p text:style-name="Standard">mysql&gt; SELECT * FROM employee;</text:p>
      <text:p text:style-name="Standard">+----+------------+-----------+---------+----------+--------------+------+</text:p>
      <text:p text:style-name="Standard">| ID | FIRST_NAME | LAST_NAME | SALARY <text:s/>| POSITION | JOINING_DATE | AGE <text:s/>|</text:p>
      <text:p text:style-name="Standard">+----+------------+-----------+---------+----------+--------------+------+</text:p>
      <text:p text:style-name="Standard">| <text:s/>1 | SALMAN <text:s text:c="4"/>| KHADE <text:s text:c="4"/>| 21652.2 | JR <text:s text:c="6"/>| 2023-12-02 <text:s text:c="2"/>| <text:s text:c="2"/>25 |</text:p>
      <text:p text:style-name="Standard">| <text:s/>2 | SANDESH <text:s text:c="3"/>| PAWAR <text:s text:c="4"/>| 13652.2 | JR <text:s text:c="6"/>| 2023-09-22 <text:s text:c="2"/>| <text:s text:c="2"/>28 |</text:p>
      <text:p text:style-name="Standard">| <text:s/>3 | PRASAD <text:s text:c="4"/>| BHOSALE <text:s text:c="2"/>| 15652.2 | SR <text:s text:c="6"/>| 2023-03-12 <text:s text:c="2"/>| NULL |</text:p>
      <text:p text:style-name="Standard">| <text:s/>4 | CHANDAN <text:s text:c="3"/>| BILE <text:s text:c="5"/>| <text:s text:c="2"/>25000 | JR <text:s text:c="6"/>| 25-10-2022 <text:s text:c="2"/>| <text:s text:c="2"/>23 |</text:p>
      <text:p text:style-name="Standard">| <text:s/>5 | PARIKSHIT <text:s/>| BHARPTE <text:s text:c="2"/>| <text:s text:c="2"/>26000 | JR <text:s text:c="6"/>| 21-11-2021 <text:s text:c="2"/>| <text:s text:c="2"/>26 |</text:p>
      <text:p text:style-name="Standard">| <text:s/>6 | SANDEEP <text:s text:c="3"/>| NIKAM <text:s text:c="4"/>| <text:s text:c="2"/>87000 | SR <text:s text:c="6"/>| 01-08-2018 <text:s text:c="2"/>| <text:s text:c="2"/>26 |</text:p>
      <text:p text:style-name="Standard">| <text:s/>7 | ABHISHEK <text:s text:c="2"/>| SINGH <text:s text:c="4"/>| <text:s text:c="2"/>89000 | SR <text:s text:c="6"/>| 29-10-2017 <text:s text:c="2"/>| <text:s text:c="2"/>27 |</text:p>
      <text:p text:style-name="Standard">| <text:s/>8 | PINKU <text:s text:c="5"/>| BHAIYA <text:s text:c="3"/>| <text:s text:c="2"/>21000 | JR <text:s text:c="6"/>| 21-11-2022 <text:s text:c="2"/>| <text:s text:c="2"/>23 |</text:p>
      <text:p text:style-name="Standard">+----+------------+-----------+---------+----------+--------------+------+</text:p>
      <text:p text:style-name="Standard">8 rows in set (0.02 sec)</text:p>
      <text:p text:style-name="Standard"/>
      <text:p text:style-name="Standard">mysql&gt; SELECT * FROM employee;</text:p>
      <text:p text:style-name="Standard">+----+------------+-----------+---------+----------+--------------+------+</text:p>
      <text:p text:style-name="Standard">| ID | FIRST_NAME | LAST_NAME | SALARY <text:s/>| POSITION | JOINING_DATE | AGE <text:s/>|</text:p>
      <text:p text:style-name="Standard">+----+------------+-----------+---------+----------+--------------+------+</text:p>
      <text:p text:style-name="Standard">| <text:s/>1 | SALMAN <text:s text:c="4"/>| KHADE <text:s text:c="4"/>| 21652.2 | JR <text:s text:c="6"/>| 2023-12-02 <text:s text:c="2"/>| <text:s text:c="2"/>25 |</text:p>
      <text:p text:style-name="Standard">| <text:s/>2 | SANDESH <text:s text:c="3"/>| PAWAR <text:s text:c="4"/>| 13652.2 | JR <text:s text:c="6"/>| 2023-09-22 <text:s text:c="2"/>| <text:s text:c="2"/>28 |</text:p>
      <text:p text:style-name="Standard">| <text:s/>3 | PRASAD <text:s text:c="4"/>| BHOSALE <text:s text:c="2"/>| 15652.2 | SR <text:s text:c="6"/>| 2023-03-12 <text:s text:c="2"/>| NULL |</text:p>
      <text:p text:style-name="Standard">| <text:s/>4 | CHANDAN <text:s text:c="3"/>| BILE <text:s text:c="5"/>| <text:s text:c="2"/>25000 | JR <text:s text:c="6"/>| 25-10-2022 <text:s text:c="2"/>| <text:s text:c="2"/>23 |</text:p>
      <text:p text:style-name="Standard">| <text:s/>5 | PARIKSHIT <text:s/>| BHARPTE <text:s text:c="2"/>| <text:s text:c="2"/>26000 | JR <text:s text:c="6"/>| 21-11-2021 <text:s text:c="2"/>| <text:s text:c="2"/>26 |</text:p>
      <text:p text:style-name="Standard">| <text:s/>6 | SANDEEP <text:s text:c="3"/>| NIKAM <text:s text:c="4"/>| <text:s text:c="2"/>87000 | SR <text:s text:c="6"/>| 01-08-2018 <text:s text:c="2"/>| <text:s text:c="2"/>26 |</text:p>
      <text:p text:style-name="Standard">| <text:s/>7 | ABHISHEK <text:s text:c="2"/>| SINGH <text:s text:c="4"/>| <text:s text:c="2"/>89000 | SR <text:s text:c="6"/>| 29-10-2017 <text:s text:c="2"/>| <text:s text:c="2"/>27 |</text:p>
      <text:p text:style-name="Standard">| <text:s/>8 | PINKU <text:s text:c="5"/>| BHAIYA <text:s text:c="3"/>| <text:s text:c="2"/>21000 | JR <text:s text:c="6"/>| 21-11-2022 <text:s text:c="2"/>| <text:s text:c="2"/>23 |</text:p>
      <text:p text:style-name="Standard">+----+------------+-----------+---------+----------+--------------+------+</text:p>
      <text:p text:style-name="Standard"><text:soft-page-break/>8 rows in set (0.00 sec)</text:p>
      <text:p text:style-name="Standard"/>
      <text:p text:style-name="Standard">mysql&gt; use College;</text:p>
      <text:p text:style-name="Standard">Reading table information for completion of table and column names</text:p>
      <text:p text:style-name="Standard">You can turn off this feature to get a quicker startup with -A</text:p>
      <text:p text:style-name="Standard"/>
      <text:p text:style-name="Standard">Database changed</text:p>
      <text:p text:style-name="Standard">mysql&gt; SELECT * FROM student;</text:p>
      <text:p text:style-name="Standard">+--------+-----------+-------+------+-------+--------+</text:p>
      <text:p text:style-name="Standard">| rollno | name <text:s text:c="5"/>| marks | age <text:s/>| class | gender |</text:p>
      <text:p text:style-name="Standard">+--------+-----------+-------+------+-------+--------+</text:p>
      <text:p text:style-name="Standard">| <text:s text:c="5"/>1 | SHAM <text:s text:c="5"/>| 50.78 | <text:s text:c="2"/>21 | FE <text:s text:c="3"/>| M <text:s text:c="5"/>|</text:p>
      <text:p text:style-name="Standard">| <text:s text:c="5"/>2 | RAM <text:s text:c="6"/>| 34.56 | <text:s text:c="2"/>23 | SE <text:s text:c="3"/>| M <text:s text:c="5"/>|</text:p>
      <text:p text:style-name="Standard">| <text:s text:c="5"/>3 | SITA <text:s text:c="5"/>| 12.34 | <text:s text:c="2"/>24 | TE <text:s text:c="3"/>| F <text:s text:c="5"/>|</text:p>
      <text:p text:style-name="Standard">| <text:s text:c="5"/>4 | LAKSHMAN <text:s/>| 56.56 | <text:s text:c="2"/>22 | BE <text:s text:c="3"/>| M <text:s text:c="5"/>|</text:p>
      <text:p text:style-name="Standard">| <text:s text:c="5"/>5 | ARJUN <text:s text:c="4"/>| 76.12 | <text:s text:c="2"/>25 | BE <text:s text:c="3"/>| M <text:s text:c="5"/>|</text:p>
      <text:p text:style-name="Standard">| <text:s text:c="5"/>6 | NAKUL <text:s text:c="4"/>| 45.67 | <text:s text:c="2"/>26 | FE <text:s text:c="3"/>| M <text:s text:c="5"/>|</text:p>
      <text:p text:style-name="Standard">| <text:s text:c="5"/>7 | BHARAT <text:s text:c="3"/>| 35.96 | <text:s text:c="2"/>27 | SE <text:s text:c="3"/>| M <text:s text:c="5"/>|</text:p>
      <text:p text:style-name="Standard">| <text:s text:c="5"/>8 | GEETA <text:s text:c="4"/>| 31.34 | <text:s text:c="2"/>24 | TE <text:s text:c="3"/>| F <text:s text:c="5"/>|</text:p>
      <text:p text:style-name="Standard">| <text:s text:c="5"/>9 | KRISHAN <text:s text:c="2"/>| 89.56 | <text:s text:c="2"/>29 | TE <text:s text:c="3"/>| M <text:s text:c="5"/>|</text:p>
      <text:p text:style-name="Standard">| <text:s text:c="4"/>10 | SAHDEV <text:s text:c="3"/>| 58.12 | <text:s text:c="2"/>25 | SE <text:s text:c="3"/>| M <text:s text:c="5"/>|</text:p>
      <text:p text:style-name="Standard">| <text:s text:c="4"/>11 | BHEEM <text:s text:c="4"/>| 48.67 | <text:s text:c="2"/>20 | FE <text:s text:c="3"/>| M <text:s text:c="5"/>|</text:p>
      <text:p text:style-name="Standard">| <text:s text:c="4"/>12 | RAVAN <text:s text:c="4"/>| <text:s/>49.6 | <text:s text:c="2"/>29 | TE <text:s text:c="3"/>| M <text:s text:c="5"/>|</text:p>
      <text:p text:style-name="Standard">| <text:s text:c="4"/>13 | KUNTI <text:s text:c="4"/>| <text:s text:c="3"/>31 | <text:s text:c="2"/>26 | BE <text:s text:c="3"/>| F <text:s text:c="5"/>|</text:p>
      <text:p text:style-name="Standard">| <text:s text:c="4"/>14 | KISHAN <text:s text:c="3"/>| 67.56 | <text:s text:c="2"/>30 | TE <text:s text:c="3"/>| M <text:s text:c="5"/>|</text:p>
      <text:p text:style-name="Standard">| <text:s text:c="4"/>15 | SHATRUGAN | 58.67 | <text:s text:c="2"/>25 | SE <text:s text:c="3"/>| M <text:s text:c="5"/>|</text:p>
      <text:p text:style-name="Standard">| <text:s text:c="4"/>16 | YASHODA <text:s text:c="2"/>| <text:s text:c="3"/>49 | <text:s text:c="2"/>23 | FE <text:s text:c="3"/>| F <text:s text:c="5"/>|</text:p>
      <text:p text:style-name="Standard">| <text:s text:c="4"/>17 | JANKEE <text:s text:c="3"/>| <text:s/>49.8 | <text:s text:c="2"/>27 | TE <text:s text:c="3"/>| F <text:s text:c="5"/>|</text:p>
      <text:p text:style-name="Standard">| <text:s text:c="4"/>18 | DEVKI <text:s text:c="4"/>| <text:s text:c="3"/>31 | <text:s text:c="2"/>26 | BE <text:s text:c="3"/>| F <text:s text:c="5"/>|</text:p>
      <text:p text:style-name="Standard">| <text:s text:c="4"/>19 | BALDEV <text:s text:c="3"/>| <text:s/>69.2 | <text:s text:c="2"/>30 | TE <text:s text:c="3"/>| M <text:s text:c="5"/>|</text:p>
      <text:p text:style-name="Standard">| <text:s text:c="4"/>20 | KARN <text:s text:c="5"/>| <text:s text:c="3"/>58 | <text:s text:c="2"/>19 | SE <text:s text:c="3"/>| M <text:s text:c="5"/>|</text:p>
      <text:p text:style-name="Standard">| <text:s text:c="4"/>21 | BIBHEESHA | <text:s text:c="3"/>81 | <text:s text:c="2"/>23 | NULL <text:s/>| M <text:s text:c="5"/>|</text:p>
      <text:p text:style-name="Standard">+--------+-----------+-------+------+-------+--------+</text:p>
      <text:p text:style-name="Standard">21 rows in set (0.01 sec)</text:p>
      <text:p text:style-name="Standard"/>
      <text:p text:style-name="Standard">mysql&gt; USE company;</text:p>
      <text:p text:style-name="Standard">Reading table information for completion of table and column names</text:p>
      <text:p text:style-name="Standard">You can turn off this feature to get a quicker startup with -A</text:p>
      <text:p text:style-name="Standard"/>
      <text:p text:style-name="Standard">Database changed</text:p>
      <text:p text:style-name="Standard">mysql&gt; SELECT * FROM employee;</text:p>
      <text:p text:style-name="Standard">+----+------------+-----------+---------+----------+--------------+------+</text:p>
      <text:p text:style-name="Standard">| ID | FIRST_NAME | LAST_NAME | SALARY <text:s/>| POSITION | JOINING_DATE | AGE <text:s/>|</text:p>
      <text:p text:style-name="Standard">+----+------------+-----------+---------+----------+--------------+------+</text:p>
      <text:p text:style-name="Standard">| <text:s/>1 | SALMAN <text:s text:c="4"/>| KHADE <text:s text:c="4"/>| 21652.2 | JR <text:s text:c="6"/>| 2023-12-02 <text:s text:c="2"/>| <text:s text:c="2"/>25 |</text:p>
      <text:p text:style-name="Standard">| <text:s/>2 | SANDESH <text:s text:c="3"/>| PAWAR <text:s text:c="4"/>| 13652.2 | JR <text:s text:c="6"/>| 2023-09-22 <text:s text:c="2"/>| <text:s text:c="2"/>28 |</text:p>
      <text:p text:style-name="Standard">| <text:s/>3 | PRASAD <text:s text:c="4"/>| BHOSALE <text:s text:c="2"/>| 15652.2 | SR <text:s text:c="6"/>| 2023-03-12 <text:s text:c="2"/>| NULL |</text:p>
      <text:p text:style-name="Standard">| <text:s/>4 | CHANDAN <text:s text:c="3"/>| BILE <text:s text:c="5"/>| <text:s text:c="2"/>25000 | JR <text:s text:c="6"/>| 25-10-2022 <text:s text:c="2"/>| <text:s text:c="2"/>23 |</text:p>
      <text:p text:style-name="Standard">| <text:s/>5 | PARIKSHIT <text:s/>| BHARPTE <text:s text:c="2"/>| <text:s text:c="2"/>26000 | JR <text:s text:c="6"/>| 21-11-2021 <text:s text:c="2"/>| <text:s text:c="2"/>26 |</text:p>
      <text:p text:style-name="Standard">| <text:s/>6 | SANDEEP <text:s text:c="3"/>| NIKAM <text:s text:c="4"/>| <text:s text:c="2"/>87000 | SR <text:s text:c="6"/>| 01-08-2018 <text:s text:c="2"/>| <text:s text:c="2"/>26 |</text:p>
      <text:p text:style-name="Standard">| <text:s/>7 | ABHISHEK <text:s text:c="2"/>| SINGH <text:s text:c="4"/>| <text:s text:c="2"/>89000 | SR <text:s text:c="6"/>| 29-10-2017 <text:s text:c="2"/>| <text:s text:c="2"/>27 |</text:p>
      <text:p text:style-name="Standard">| <text:s/>8 | PINKU <text:s text:c="5"/>| BHAIYA <text:s text:c="3"/>| <text:s text:c="2"/>21000 | JR <text:s text:c="6"/>| 21-11-2022 <text:s text:c="2"/>| <text:s text:c="2"/>23 |</text:p>
      <text:p text:style-name="Standard"><text:soft-page-break/>+----+------------+-----------+---------+----------+--------------+------+</text:p>
      <text:p text:style-name="Standard">8 rows in set (0.00 sec)</text:p>
      <text:p text:style-name="Standard"/>
      <text:p text:style-name="Standard">mysql&gt; SELECT class,fname,rank() OVER(PARTITION BY class ORDER BY marks) FROM students;</text:p>
      <text:p text:style-name="Standard">ERROR 1146 (42S02): Table 'company.students' doesn't exist</text:p>
      <text:p text:style-name="Standard">mysql&gt; SELECT POSITION,FIRST_NAME,rank() OVER(PARTITION BY POSITION ORDER BY SALARY) FROM employee;</text:p>
      <text:p text:style-name="Standard">+----------+------------+----------------------------------------------------+</text:p>
      <text:p text:style-name="Standard">| POSITION | FIRST_NAME | rank() OVER(PARTITION BY POSITION ORDER BY SALARY) |</text:p>
      <text:p text:style-name="Standard">+----------+------------+----------------------------------------------------+</text:p>
      <text:p text:style-name="Standard">| JR <text:s text:c="6"/>| SANDESH <text:s text:c="3"/>| <text:s text:c="49"/>1 |</text:p>
      <text:p text:style-name="Standard">| JR <text:s text:c="6"/>| PINKU <text:s text:c="5"/>| <text:s text:c="49"/>2 |</text:p>
      <text:p text:style-name="Standard">| JR <text:s text:c="6"/>| SALMAN <text:s text:c="4"/>| <text:s text:c="49"/>3 |</text:p>
      <text:p text:style-name="Standard">| JR <text:s text:c="6"/>| CHANDAN <text:s text:c="3"/>| <text:s text:c="49"/>4 |</text:p>
      <text:p text:style-name="Standard">| JR <text:s text:c="6"/>| PARIKSHIT <text:s/>| <text:s text:c="49"/>5 |</text:p>
      <text:p text:style-name="Standard">| SR <text:s text:c="6"/>| PRASAD <text:s text:c="4"/>| <text:s text:c="49"/>1 |</text:p>
      <text:p text:style-name="Standard">| SR <text:s text:c="6"/>| SANDEEP <text:s text:c="3"/>| <text:s text:c="49"/>2 |</text:p>
      <text:p text:style-name="Standard">| SR <text:s text:c="6"/>| ABHISHEK <text:s text:c="2"/>| <text:s text:c="49"/>3 |</text:p>
      <text:p text:style-name="Standard">+----------+------------+----------------------------------------------------+</text:p>
      <text:p text:style-name="Standard">8 rows in set (0.00 sec)</text:p>
      <text:p text:style-name="Standard"/>
      <text:p text:style-name="Standard">mysql&gt; SELECT POSITION,FIRST_NAME,rank() OVER(PARTITION BY POSITION ORDER BY SALARY) FROM employee ORDER BY POSITION,SALARY DESC;</text:p>
      <text:p text:style-name="Standard">+----------+------------+----------------------------------------------------+</text:p>
      <text:p text:style-name="Standard">| POSITION | FIRST_NAME | rank() OVER(PARTITION BY POSITION ORDER BY SALARY) |</text:p>
      <text:p text:style-name="Standard">+----------+------------+----------------------------------------------------+</text:p>
      <text:p text:style-name="Standard">| JR <text:s text:c="6"/>| PARIKSHIT <text:s/>| <text:s text:c="49"/>5 |</text:p>
      <text:p text:style-name="Standard">| JR <text:s text:c="6"/>| CHANDAN <text:s text:c="3"/>| <text:s text:c="49"/>4 |</text:p>
      <text:p text:style-name="Standard">| JR <text:s text:c="6"/>| SALMAN <text:s text:c="4"/>| <text:s text:c="49"/>3 |</text:p>
      <text:p text:style-name="Standard">| JR <text:s text:c="6"/>| PINKU <text:s text:c="5"/>| <text:s text:c="49"/>2 |</text:p>
      <text:p text:style-name="Standard">| JR <text:s text:c="6"/>| SANDESH <text:s text:c="3"/>| <text:s text:c="49"/>1 |</text:p>
      <text:p text:style-name="Standard">| SR <text:s text:c="6"/>| ABHISHEK <text:s text:c="2"/>| <text:s text:c="49"/>3 |</text:p>
      <text:p text:style-name="Standard">| SR <text:s text:c="6"/>| SANDEEP <text:s text:c="3"/>| <text:s text:c="49"/>2 |</text:p>
      <text:p text:style-name="Standard">| SR <text:s text:c="6"/>| PRASAD <text:s text:c="4"/>| <text:s text:c="49"/>1 |</text:p>
      <text:p text:style-name="Standard">+----------+------------+----------------------------------------------------+</text:p>
      <text:p text:style-name="Standard">8 rows in set (0.00 sec)</text:p>
      <text:p text:style-name="Standard"/>
      <text:p text:style-name="Standard">mysql&gt; SELECT POSITION,FIRST_NAME,DENSE_RANK() OVER(PARTITION BY POSITION ORDER BY SALARY) FROM employee ORDER BY POSITION,SALARY DESC;</text:p>
      <text:p text:style-name="Standard">+----------+------------+----------------------------------------------------------+</text:p>
      <text:p text:style-name="Standard">| POSITION | FIRST_NAME | DENSE_RANK() OVER(PARTITION BY POSITION ORDER BY SALARY) |</text:p>
      <text:p text:style-name="Standard">+----------+------------+----------------------------------------------------------+</text:p>
      <text:p text:style-name="Standard">| JR <text:s text:c="6"/>| PARIKSHIT <text:s/>| <text:s text:c="55"/>5 |</text:p>
      <text:p text:style-name="Standard">| JR <text:s text:c="6"/>| CHANDAN <text:s text:c="3"/>| <text:s text:c="55"/>4 |</text:p>
      <text:p text:style-name="Standard">| JR <text:s text:c="6"/>| SALMAN <text:s text:c="4"/>| <text:s text:c="55"/>3 |</text:p>
      <text:p text:style-name="Standard">| JR <text:s text:c="6"/>| PINKU <text:s text:c="5"/>| <text:s text:c="55"/>2 |</text:p>
      <text:p text:style-name="Standard">| JR <text:s text:c="6"/>| SANDESH <text:s text:c="3"/>| <text:s text:c="55"/>1 |</text:p>
      <text:p text:style-name="Standard">| SR <text:s text:c="6"/>| ABHISHEK <text:s text:c="2"/>| <text:s text:c="55"/>3 |</text:p>
      <text:p text:style-name="Standard">| SR <text:s text:c="6"/>| SANDEEP <text:s text:c="3"/>| <text:s text:c="55"/>2 |</text:p>
      <text:p text:style-name="Standard">| SR <text:s text:c="6"/>| PRASAD <text:s text:c="4"/>| <text:s text:c="55"/>1 |</text:p>
      <text:p text:style-name="Standard"><text:soft-page-break/>+----------+------------+----------------------------------------------------------+</text:p>
      <text:p text:style-name="Standard">8 rows in set (0.00 sec)</text:p>
      <text:p text:style-name="Standard"/>
      <text:p text:style-name="Standard">mysql&gt; SELECT POSITION,FIRST_NAME,ROW_NUMBER OVER(PARTITION BY POSITION ORDER BY SALARY) FROM employee ORDER BY POSITION,SALARY DESC;</text:p>
      <text:p text:style-name="Standard">ERROR 1064 (42000): You have an error in your SQL syntax; check the manual that corresponds to your MySQL server version for the right syntax to use near 'OVER(PARTITION BY POSITION ORDER BY SALARY) FROM employee ORDER BY POSITION,SALA' at line 1</text:p>
      <text:p text:style-name="Standard">mysql&gt; SELECT POSITION,FIRST_NAME,ROW_NUMBER() OVER(PARTITION BY POSITION ORDER BY SALARY) FROM employee ORDER BY POSITION,SALARY DESC;</text:p>
      <text:p text:style-name="Standard">+----------+------------+----------------------------------------------------------+</text:p>
      <text:p text:style-name="Standard">| POSITION | FIRST_NAME | ROW_NUMBER() OVER(PARTITION BY POSITION ORDER BY SALARY) |</text:p>
      <text:p text:style-name="Standard">+----------+------------+----------------------------------------------------------+</text:p>
      <text:p text:style-name="Standard">| JR <text:s text:c="6"/>| PARIKSHIT <text:s/>| <text:s text:c="55"/>5 |</text:p>
      <text:p text:style-name="Standard">| JR <text:s text:c="6"/>| CHANDAN <text:s text:c="3"/>| <text:s text:c="55"/>4 |</text:p>
      <text:p text:style-name="Standard">| JR <text:s text:c="6"/>| SALMAN <text:s text:c="4"/>| <text:s text:c="55"/>3 |</text:p>
      <text:p text:style-name="Standard">| JR <text:s text:c="6"/>| PINKU <text:s text:c="5"/>| <text:s text:c="55"/>2 |</text:p>
      <text:p text:style-name="Standard">| JR <text:s text:c="6"/>| SANDESH <text:s text:c="3"/>| <text:s text:c="55"/>1 |</text:p>
      <text:p text:style-name="Standard">| SR <text:s text:c="6"/>| ABHISHEK <text:s text:c="2"/>| <text:s text:c="55"/>3 |</text:p>
      <text:p text:style-name="Standard">| SR <text:s text:c="6"/>| SANDEEP <text:s text:c="3"/>| <text:s text:c="55"/>2 |</text:p>
      <text:p text:style-name="Standard">| SR <text:s text:c="6"/>| PRASAD <text:s text:c="4"/>| <text:s text:c="55"/>1 |</text:p>
      <text:p text:style-name="Standard">+----------+------------+----------------------------------------------------------+</text:p>
      <text:p text:style-name="Standard">8 rows in set (0.00 sec)</text:p>
      <text:p text:style-name="Standard"/>
      <text:p text:style-name="Standard">mysql&gt; SELECT POSITION,FIRST_NAME,DENSE_RANK() OVER(PARTITION BY POSITION ORDER BY SALARY) FROM employee ORDER BY POSITION,SALARY DESC;</text:p>
      <text:p text:style-name="Standard">+----------+------------+----------------------------------------------------------+</text:p>
      <text:p text:style-name="Standard">| POSITION | FIRST_NAME | DENSE_RANK() OVER(PARTITION BY POSITION ORDER BY SALARY) |</text:p>
      <text:p text:style-name="Standard">+----------+------------+----------------------------------------------------------+</text:p>
      <text:p text:style-name="Standard">| JR <text:s text:c="6"/>| PARIKSHIT <text:s/>| <text:s text:c="55"/>5 |</text:p>
      <text:p text:style-name="Standard">| JR <text:s text:c="6"/>| CHANDAN <text:s text:c="3"/>| <text:s text:c="55"/>4 |</text:p>
      <text:p text:style-name="Standard">| JR <text:s text:c="6"/>| SALMAN <text:s text:c="4"/>| <text:s text:c="55"/>3 |</text:p>
      <text:p text:style-name="Standard">| JR <text:s text:c="6"/>| PINKU <text:s text:c="5"/>| <text:s text:c="55"/>2 |</text:p>
      <text:p text:style-name="Standard">| JR <text:s text:c="6"/>| SANDESH <text:s text:c="3"/>| <text:s text:c="55"/>1 |</text:p>
      <text:p text:style-name="Standard">| SR <text:s text:c="6"/>| ABHISHEK <text:s text:c="2"/>| <text:s text:c="55"/>3 |</text:p>
      <text:p text:style-name="Standard">| SR <text:s text:c="6"/>| SANDEEP <text:s text:c="3"/>| <text:s text:c="55"/>2 |</text:p>
      <text:p text:style-name="Standard">| SR <text:s text:c="6"/>| PRASAD <text:s text:c="4"/>| <text:s text:c="55"/>1 |</text:p>
      <text:p text:style-name="Standard">+----------+------------+----------------------------------------------------------+</text:p>
      <text:p text:style-name="Standard">8 rows in set (0.00 sec)</text:p>
      <text:p text:style-name="Standard"/>
      <text:p text:style-name="Standard">mysql&gt; SELECT POSITION,FIRST_NAME,DENSE_RANK() OVER(PARTITION BY POSITION ORDER BY SALARY) FROM employee ORDER BY POSITION,SALARY ASC;</text:p>
      <text:p text:style-name="Standard">+----------+------------+----------------------------------------------------------+</text:p>
      <text:p text:style-name="Standard">| POSITION | FIRST_NAME | DENSE_RANK() OVER(PARTITION BY POSITION ORDER BY SALARY) |</text:p>
      <text:p text:style-name="Standard">+----------+------------+----------------------------------------------------------+</text:p>
      <text:p text:style-name="Standard">| JR <text:s text:c="6"/>| SANDESH <text:s text:c="3"/>| <text:s text:c="55"/>1 |</text:p>
      <text:p text:style-name="Standard">| JR <text:s text:c="6"/>| PINKU <text:s text:c="5"/>| <text:s text:c="55"/>2 |</text:p>
      <text:p text:style-name="Standard">| JR <text:s text:c="6"/>| SALMAN <text:s text:c="4"/>| <text:s text:c="55"/>3 |</text:p>
      <text:p text:style-name="Standard">| JR <text:s text:c="6"/>| CHANDAN <text:s text:c="3"/>| <text:s text:c="55"/>4 |</text:p>
      <text:p text:style-name="Standard"><text:soft-page-break/>| JR <text:s text:c="6"/>| PARIKSHIT <text:s/>| <text:s text:c="55"/>5 |</text:p>
      <text:p text:style-name="Standard">| SR <text:s text:c="6"/>| PRASAD <text:s text:c="4"/>| <text:s text:c="55"/>1 |</text:p>
      <text:p text:style-name="Standard">| SR <text:s text:c="6"/>| SANDEEP <text:s text:c="3"/>| <text:s text:c="55"/>2 |</text:p>
      <text:p text:style-name="Standard">| SR <text:s text:c="6"/>| ABHISHEK <text:s text:c="2"/>| <text:s text:c="55"/>3 |</text:p>
      <text:p text:style-name="Standard">+----------+------------+----------------------------------------------------------+</text:p>
      <text:p text:style-name="Standard">8 rows in set (0.00 sec)</text:p>
      <text:p text:style-name="Standard"/>
      <text:p text:style-name="Standard">mysql&gt; SELECT POSITION,FIRST_NAME,DENSE_RANK(),SALARY OVER(PARTITION BY POSITION ORDER BY SALARY) FROM employee ORDER BY POSITION,SALARY ASC;</text:p>
      <text:p text:style-name="Standard">ERROR 1064 (42000): You have an error in your SQL syntax; check the manual that corresponds to your MySQL server version for the right syntax to use near ',SALARY OVER(PARTITION BY POSITION ORDER BY SALARY) FROM employee ORDER BY POSIT' at line 1</text:p>
      <text:p text:style-name="Standard">mysql&gt; SELECT POSITION,FIRST_NAME,SALARY,DENSE_RANK() OVER(PARTITION BY POSITION ORDER BY SALARY) FROM employee ORDER BY POSITION,SALARY ASC;</text:p>
      <text:p text:style-name="Standard">+----------+------------+---------+----------------------------------------------------------+</text:p>
      <text:p text:style-name="Standard">| POSITION | FIRST_NAME | SALARY <text:s/>| DENSE_RANK() OVER(PARTITION BY POSITION ORDER BY SALARY) |</text:p>
      <text:p text:style-name="Standard">+----------+------------+---------+----------------------------------------------------------+</text:p>
      <text:p text:style-name="Standard">| JR <text:s text:c="6"/>| SANDESH <text:s text:c="3"/>| 13652.2 | <text:s text:c="55"/>1 |</text:p>
      <text:p text:style-name="Standard">| JR <text:s text:c="6"/>| PINKU <text:s text:c="5"/>| <text:s text:c="2"/>21000 | <text:s text:c="55"/>2 |</text:p>
      <text:p text:style-name="Standard">| JR <text:s text:c="6"/>| SALMAN <text:s text:c="4"/>| 21652.2 | <text:s text:c="55"/>3 |</text:p>
      <text:p text:style-name="Standard">| JR <text:s text:c="6"/>| CHANDAN <text:s text:c="3"/>| <text:s text:c="2"/>25000 | <text:s text:c="55"/>4 |</text:p>
      <text:p text:style-name="Standard">| JR <text:s text:c="6"/>| PARIKSHIT <text:s/>| <text:s text:c="2"/>26000 | <text:s text:c="55"/>5 |</text:p>
      <text:p text:style-name="Standard">| SR <text:s text:c="6"/>| PRASAD <text:s text:c="4"/>| 15652.2 | <text:s text:c="55"/>1 |</text:p>
      <text:p text:style-name="Standard">| SR <text:s text:c="6"/>| SANDEEP <text:s text:c="3"/>| <text:s text:c="2"/>87000 | <text:s text:c="55"/>2 |</text:p>
      <text:p text:style-name="Standard">| SR <text:s text:c="6"/>| ABHISHEK <text:s text:c="2"/>| <text:s text:c="2"/>89000 | <text:s text:c="55"/>3 |</text:p>
      <text:p text:style-name="Standard">+----------+------------+---------+----------------------------------------------------------+</text:p>
      <text:p text:style-name="Standard">8 rows in set (0.00 sec)</text:p>
      <text:p text:style-name="Standard"/>
      <text:p text:style-name="Standard">mysql&gt; SELECT POSITION,FIRST_NAME,SALARY,DENSE_RANK() OVER(PARTITION BY POSITION ORDER BY SALARY),RANK() OVER(PARTITION BY POSITION ORDER BY SALARY) FROM employee ORDER BY POSITION,SALARY ASC;</text:p>
      <text:p text:style-name="Standard">+----------+------------+---------+----------------------------------------------------------+----------------------------------------------------+</text:p>
      <text:p text:style-name="Standard">| POSITION | FIRST_NAME | SALARY <text:s/>| DENSE_RANK() OVER(PARTITION BY POSITION ORDER BY SALARY) | RANK() OVER(PARTITION BY POSITION ORDER BY SALARY) |</text:p>
      <text:p text:style-name="Standard">+----------+------------+---------+----------------------------------------------------------+----------------------------------------------------+</text:p>
      <text:p text:style-name="Standard">| JR <text:s text:c="6"/>| SANDESH <text:s text:c="3"/>| 13652.2 | <text:s text:c="55"/>1 | <text:s text:c="49"/>1 |</text:p>
      <text:p text:style-name="Standard">| JR <text:s text:c="6"/>| PINKU <text:s text:c="5"/>| <text:s text:c="2"/>21000 | <text:s text:c="55"/>2 | <text:s text:c="49"/>2 |</text:p>
      <text:p text:style-name="Standard">| JR <text:s text:c="6"/>| SALMAN <text:s text:c="4"/>| 21652.2 | <text:s text:c="55"/>3 | <text:s text:c="49"/>3 |</text:p>
      <text:p text:style-name="Standard">| JR <text:s text:c="6"/>| CHANDAN <text:s text:c="3"/>| <text:s text:c="2"/>25000 | <text:s text:c="55"/>4 | <text:s text:c="49"/>4 |</text:p>
      <text:p text:style-name="Standard">| JR <text:s text:c="6"/>| PARIKSHIT <text:s/>| <text:s text:c="2"/>26000 | <text:s text:c="55"/>5 | <text:s text:c="49"/>5 |</text:p>
      <text:p text:style-name="Standard">| SR <text:s text:c="6"/>| PRASAD <text:s text:c="4"/>| 15652.2 | <text:s text:c="55"/>1 | <text:s text:c="49"/>1 |</text:p>
      <text:p text:style-name="Standard">| SR <text:s text:c="6"/>| SANDEEP <text:s text:c="3"/>| <text:s text:c="2"/>87000 | <text:s text:c="55"/>2 | <text:s text:c="49"/>2 |</text:p>
      <text:p text:style-name="Standard"><text:soft-page-break/>| SR <text:s text:c="6"/>| ABHISHEK <text:s text:c="2"/>| <text:s text:c="2"/>89000 | <text:s text:c="55"/>3 | <text:s text:c="49"/>3 |</text:p>
      <text:p text:style-name="Standard">+----------+------------+---------+----------------------------------------------------------+----------------------------------------------------+</text:p>
      <text:p text:style-name="Standard">8 rows in set (0.00 sec)</text:p>
      <text:p text:style-name="Standard"/>
      <text:p text:style-name="Standard">mysql&gt; SELECT POSITION,FIRST_NAME,AVG(SALARY),DENSE_RANK() OVER(PARTITION BY POSITION ORDER BY SALARY),RANK() OVER(PARTITION BY POSITION ORDER BY SALARY) FROM employee ORDER BY POSITION,SALARY ASC;</text:p>
      <text:p text:style-name="Standard">ERROR 1140 (42000): In aggregated query without GROUP BY, expression #1 of SELECT list contains nonaggregated column 'company.employee.POSITION'; this is incompatible with sql_mode=only_full_group_by</text:p>
      <text:p text:style-name="Standard">mysql&gt; SELECT POSITION,FIRST_NAME,AVG(SALARY) OVER (PARTITION BY POSITION) AS AVG_SAL,DENSE_RANK() OVER(PARTITION BY POSITION ORDER BY SALARY),RANK() OVER(PARTITION BY POSITION ORDER BY SALARY) FROM employee </text:p>
      <text:p text:style-name="Standard">+----------+------------+--------------------+----------------------------------------------------------+----------------------------------------------------+</text:p>
      <text:p text:style-name="Standard">| POSITION | FIRST_NAME | AVG_SAL <text:s text:c="11"/>| DENSE_RANK() OVER(PARTITION BY POSITION ORDER BY SALARY) | RANK() OVER(PARTITION BY POSITION ORDER BY SALARY) |</text:p>
      <text:p text:style-name="Standard">+----------+------------+--------------------+----------------------------------------------------------+----------------------------------------------------+</text:p>
      <text:p text:style-name="Standard">| JR <text:s text:c="6"/>| SANDESH <text:s text:c="3"/>| <text:s text:c="2"/>21460.8841796875 | <text:s text:c="55"/>1 | <text:s text:c="49"/>1 |</text:p>
      <text:p text:style-name="Standard">| JR <text:s text:c="6"/>| PINKU <text:s text:c="5"/>| <text:s text:c="2"/>21460.8841796875 | <text:s text:c="55"/>2 | <text:s text:c="49"/>2 |</text:p>
      <text:p text:style-name="Standard">| JR <text:s text:c="6"/>| SALMAN <text:s text:c="4"/>| <text:s text:c="2"/>21460.8841796875 | <text:s text:c="55"/>3 | <text:s text:c="49"/>3 |</text:p>
      <text:p text:style-name="Standard">| JR <text:s text:c="6"/>| CHANDAN <text:s text:c="3"/>| <text:s text:c="2"/>21460.8841796875 | <text:s text:c="55"/>4 | <text:s text:c="49"/>4 |</text:p>
      <text:p text:style-name="Standard">| JR <text:s text:c="6"/>| PARIKSHIT <text:s/>| <text:s text:c="2"/>21460.8841796875 | <text:s text:c="55"/>5 | <text:s text:c="49"/>5 |</text:p>
      <text:p text:style-name="Standard">| SR <text:s text:c="6"/>| PRASAD <text:s text:c="4"/>| 63884.069986979164 | <text:s text:c="55"/>1 | <text:s text:c="49"/>1 |</text:p>
      <text:p text:style-name="Standard">| SR <text:s text:c="6"/>| SANDEEP <text:s text:c="3"/>| 63884.069986979164 | <text:s text:c="55"/>2 | <text:s text:c="49"/>2 |</text:p>
      <text:p text:style-name="Standard">| SR <text:s text:c="6"/>| ABHISHEK <text:s text:c="2"/>| 63884.069986979164 | <text:s text:c="55"/>3 | <text:s text:c="49"/>3 |</text:p>
      <text:p text:style-name="Standard">+----------+------------+--------------------+----------------------------------------------------------+----------------------------------------------------+</text:p>
      <text:p text:style-name="Standard">8 rows in set (0.00 sec)</text:p>
      <text:p text:style-name="Standard"/>
      <text:p text:style-name="Standard">mysql&gt; SELECT POSITION,FIRST_NAME,AVG(SALARY) OVER (PARTITION BY POSITION) AS AVG_SAL,DENSE_RANK() OVER(PARTITION BY POSITION ORDER BY SALARY),RANK() OVER(PARTITION BY POSITION ORDER BY SALARY) FROM employee WHERE FIRST_NAME NOT LIKE "S%" ORDER BY POSITION,SALARY ASC;</text:p>
      <text:p text:style-name="Standard">+----------+------------+-------------------+----------------------------------------------------------+----------------------------------------------------+</text:p>
      <text:p text:style-name="Standard">| POSITION | FIRST_NAME | AVG_SAL <text:s text:c="10"/>| DENSE_RANK() OVER(PARTITION BY POSITION ORDER BY SALARY) | RANK() OVER(PARTITION BY POSITION ORDER BY SALARY) |</text:p>
      <text:p text:style-name="Standard"><text:soft-page-break/>+----------+------------+-------------------+----------------------------------------------------------+----------------------------------------------------+</text:p>
      <text:p text:style-name="Standard">| JR <text:s text:c="6"/>| PINKU <text:s text:c="5"/>| <text:s text:c="12"/>24000 | <text:s text:c="55"/>1 | <text:s text:c="49"/>1 |</text:p>
      <text:p text:style-name="Standard">| JR <text:s text:c="6"/>| CHANDAN <text:s text:c="3"/>| <text:s text:c="12"/>24000 | <text:s text:c="55"/>2 | <text:s text:c="49"/>2 |</text:p>
      <text:p text:style-name="Standard">| JR <text:s text:c="6"/>| PARIKSHIT <text:s/>| <text:s text:c="12"/>24000 | <text:s text:c="55"/>3 | <text:s text:c="49"/>3 |</text:p>
      <text:p text:style-name="Standard">| SR <text:s text:c="6"/>| PRASAD <text:s text:c="4"/>| 52326.10498046875 | <text:s text:c="55"/>1 | <text:s text:c="49"/>1 |</text:p>
      <text:p text:style-name="Standard">| SR <text:s text:c="6"/>| ABHISHEK <text:s text:c="2"/>| 52326.10498046875 | <text:s text:c="55"/>2 | <text:s text:c="49"/>2 |</text:p>
      <text:p text:style-name="Standard">+----------+------------+-------------------+----------------------------------------------------------+----------------------------------------------------+</text:p>
      <text:p text:style-name="Standard">5 rows in set (0.00 sec)</text:p>
      <text:p text:style-name="Standard"/>
      <text:p text:style-name="Standard">mysql&gt; SELECT POSITION,FIRST_NAME,AVG(SALARY) OVER (PARTITION BY POSITION) AS AVG_SAL,DENSE_RANK() OVER(PARTITION BY POSITION ORDER BY SALARY),RANK() OVER(PARTITION BY POSITION ORDER BY SALARY) FROM employee WHERE FIRST_NAME NOT LIKE "S%" GROUP BY POSITION ORDER BY POSITION,SALARY ASC;</text:p>
      <text:p text:style-name="Standard">ERROR 1055 (42000): Expression #2 of SELECT list is not in GROUP BY clause and contains nonaggregated column 'company.employee.FIRST_NAME' which is not functionally dependent on columns in GROUP BY clause; this is incompatible with sql_mode=only_full_group_by</text:p>
      <text:p text:style-name="Standard">mysql&gt; SELECT POSITION,FIRST_NAME,AVG(SALARY) OVER (PARTITION BY POSITION) AS AVG_SAL,DENSE_RANK() OVER(PARTITION BY POSITION ORDER BY SALARY),RANK() OVER(PARTITION BY POSITION ORDER BY SALARY) FROM employee WHERE FIRST_NAME NOT LIKE "S%" GROUP BY POSITION ORDER BY POSITION,SALARY AS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1T20:13:57.433852749</meta:creation-date>
    <dc:date>2023-04-01T20:14:24.405436328</dc:date>
    <meta:editing-duration>PT29S</meta:editing-duration>
    <meta:editing-cycles>1</meta:editing-cycles>
    <meta:generator>LibreOffice/6.4.7.2$Linux_X86_64 LibreOffice_project/40$Build-2</meta:generator>
    <meta:document-statistic meta:table-count="0" meta:image-count="0" meta:object-count="0" meta:page-count="7" meta:paragraph-count="247" meta:word-count="2433" meta:character-count="21211" meta:non-whitespace-character-count="12307"/>
  </office:meta>
</office:document-meta>
</file>